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cm" fo:margin-right="0cm" style:line-height-at-least="0.503cm" fo:orphans="2" fo:widows="2" fo:text-indent="0cm" style:auto-text-indent="false"/>
    </style:style>
    <style:style style:name="P4"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5" style:family="paragraph" style:parent-style-name="Text_20_body" style:list-style-name="L2">
      <style:paragraph-properties fo:margin-top="0cm" fo:margin-bottom="0cm" style:line-height-at-least="0.503cm" fo:orphans="2" fo:widows="2" fo:padding="0cm" fo:border="none"/>
    </style:style>
    <style:style style:name="P6" style:family="paragraph" style:parent-style-name="Text_20_body" style:list-style-name="L2">
      <style:paragraph-properties fo:margin-left="0cm" fo:margin-right="0cm" fo:margin-top="0cm" fo:margin-bottom="0cm" style:line-height-at-least="0.503cm" fo:orphans="2" fo:widows="2" fo:text-indent="0cm" style:auto-text-indent="false" fo:padding="0cm" fo:border="none"/>
    </style:style>
    <style:style style:name="P7" style:family="paragraph" style:parent-style-name="Text_20_body">
      <style:paragraph-properties fo:margin-left="0cm" fo:margin-right="0cm" style:line-height-at-least="0.503cm" fo:orphans="2" fo:widows="2" fo:text-indent="0cm" style:auto-text-indent="false"/>
    </style:style>
    <style:style style:name="P8" style:family="paragraph" style:parent-style-name="Heading_20_2">
      <style:paragraph-properties fo:margin-left="0cm" fo:margin-right="0cm" fo:margin-top="0cm" fo:margin-bottom="0.212cm" style:line-height-at-least="0.503cm" fo:orphans="2" fo:widows="2" fo:text-indent="0cm" style:auto-text-indent="false" fo:padding="0cm" fo:border="non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fo:font-variant="normal" fo:text-transform="none" fo:color="#000000" style:font-name="sans-serif" fo:font-size="14.25pt" fo:letter-spacing="normal" fo:font-style="normal" fo:font-weight="normal"/>
    </style:style>
    <style:style style:name="T5"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6" style:family="text">
      <style:text-properties fo:font-variant="normal" fo:text-transform="none" fo:color="#ba0000" style:text-line-through-style="none" style:font-name="sans-serif" fo:font-size="9.75pt" fo:letter-spacing="normal" fo:font-style="normal" style:text-underline-style="none" fo:font-weight="normal" style:text-blinking="false"/>
    </style:style>
    <style:style style:name="T7"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rwort</text:p>
      <text:p text:style-name="Standard">Das Schuljahr 2012 neigt sich seinem Ende zu. Für die Schüler der 5. Jahrganges der HTL-Innsbruck sind diese Tage noch einmal eine besonders lernintensive Zeit, gilt es doch, sich nach dem <text:s/>Abschluss der 5-jährigen Ausbildung auf die Reifeprüfung vorzubereiten. Dieses „Schicksal“ teilen wir</text:p>
      <text:p text:style-name="Standard"/>
      <text:p text:style-name="P1">Bernhard FRITZ <text:span text:style-name="T1">und</text:span> Patrick SCHWARZ</text:p>
      <text:p text:style-name="Standard"/>
      <text:p text:style-name="Standard">mit anderen Schülern unseres Jahrganges, Zweig Wirtschaftsingenieurwesen. In den letzten fünf Jahren wurden wir in allgemeinbildenden Fächern, wie z.B. Deutsch, Mathematik, Englisch, Physik, Chemie und Geschichte unterrichtet. Darüber hinaus konnten wir <text:s/>ein umfassendes Wissen in den Bereichen Informatik, Technik, Wirtschaft und Kommunikation, uvm., erwerben. Unsere Professoren haben uns nicht nur solide ausgebildet, sondern uns auch tolle Chancen für die unsere Zukunft eröffnet. Erst mit dieser Ausbildung haben wir die Möglichkeit, an einer Fachhochschule oder Universität weiter zu studieren oder direkt in das Berufsleben einzusteigen <text:s/>– <text:span text:style-name="T2">dafür wollen wir uns bei den HTL-Professoren ganz herzlich bedanken.</text:span></text:p>
      <text:p text:style-name="Standard"><text:span text:style-name="T2"/></text:p>
      <text:p text:style-name="Standard">Unser theoretisches Wissen, aber auch handwerkliche Erfahrungen in der HTL-Werkstatt und <text:s/>viele praktischen Übungen aus Laborstunden haben wir uns als Diplomanden für die Diplomarbeit „Elektronisch gesteuerte Fischfütterung“ zum Nutzen gemacht, <text:s/>die vorliegende Dokumentation zu verfassen. Die Entscheidung für dieses Thema gründet auf jahrelange Bemühungen des Tiroler Fischereiverbandes und namhafter Limnologen der Universität Innsbruck, die seit vielen Jahren mit viel Engagement und persönlichem Einsatz versuchen, heimische Fischarten vor dem Aussterben zu bewahren. Dabei werden Elterntiere ausgewählten Tiroler Gewässern zur Gewinnung von Laichmaterial entnommen aus dem in weiterer Folge Jungfische in einer heimischen Fischzucht gewonnen und später wieder in die Ursprüngsgewässer ausgesetzt werden. Auf diese und ähnliche wissenschaftliche Arbeiten hat der Tiroler Fischereiverband in seiner Einladung zum „Tag der Offenen Tür“ in der Fischzuchtanstalt Thaur am 26. August 2011 hingewiesen. Bei dieser Veranstaltung hat der anwesende Limnologe die Diplomanden über praxisrelevante Aspekte für die Rettung der vom Aussterben bedrohten Tiroler Inn-Äsche informiert. Während dieser Veranstaltung hat der vortragende Referent den Veranstaltungsteilnehmern das Bruthaus, die Zuchtbecken und das umliegende Gelände der Fischzucht Thaur ausführlich erklärt. Nachdem die im Rahmen der wissenschaftlichen Aufzucht anfallenden Kosten nur durch Subventionen des Landes Tirol gedeckt werden können, ist es besonders wichtig, mit den vorhandenen Resourcen (u.a. Futterkosten, menschliche Arbeitskraft) möglichst „schonend“ umzugehen. </text:p>
      <text:p text:style-name="Standard">Nunmehr wurde von uns Diplomanden untersucht, ob nicht durch den Einsatz eines<text:span text:style-name="T2"> individuell</text:span> <text:span text:style-name="T2">computer-gesteuerten Futterautomaten</text:span> Kosteneinsparungen möglich sind. Für diese Dokumentation wurde ein „Prototyp“ eines kostengünstig und verlässlich arbeitenden, elektronisch gesteuerten Futterautomaten mit vergleichsweise geringem Mitteleinsatz geschaffen. Mit dieser Lösung wollen wir Diplomanden nur die Möglichkeiten einer individuellen Computer-Steuerung mit den Schwerpunkten verlässliche Futterausgabe ohne direkten Einsatz menschlicher Arbeitskraft „vor Ort“ aufzeigen, die Messung verschiedener Parameter mit allfälligem Einfluss auf das Fressverhalten von Jungfischen (Luft-/Wasser-Temperatur) ermöglichen, die automatische Rückmeldung von Störungen im planmäßigen Fütterungs-Ablauf umsetzen <text:s/>sowie die Protokollierung entscheidungsrelevanter Daten sicherstellen. </text:p>
      <text:p text:style-name="Standard">Dieser „Prototyp“ eines individuell steuerbaren Fischfütterungs-Automaten soll ein funktions-fähiges, aber vereinfachtes Versuchsmodell darstellen. Es wird aber allein aufgrund der verwendeten Materialien (Legobausteine, Elektromotor, usw.) rein äußerlich einem serienreifen Endprodukt nicht entsprechen. Dieser Prototyp wurde als Einzelstück geplant, das nur ein bestimmtes Konzept – die elektronisch steuerbare Fischfütterung – illustrieren soll. In Bezug auf Technik (Software-Einsatz!) kann das „serienreife Endprodukt“ mit dem Versuchsmodell weitgehend identisch sein. </text:p>
      <text:p text:style-name="Standard"><text:soft-page-break/>Die beiden Diplomanden wollen sich an dieser Stelle bei dem diplomarbeit-begleitenden HTL-Fachlehrer, Herrn Engelbert Gruber, ganz herzlich bedanken, der bei der Erstellung der Diplomarbeit mit seinem umfassenden Wissen jederzeit zur Verfügung gestanden ist.</text:p>
      <text:p text:style-name="Standard"/>
      <text:p text:style-name="Standard">Schwaz, im April 2012<text:tab/><text:tab/><text:tab/><text:tab/><text:tab/><text:tab/>Innsbruck, im April 2012</text:p>
      <text:p text:style-name="Standard"/>
      <text:p text:style-name="Standard">…..................................<text:tab/><text:tab/><text:tab/><text:tab/><text:tab/><text:tab/>….................................................</text:p>
      <text:p text:style-name="Standard">Bernhard Fritz<text:tab/><text:tab/><text:tab/><text:tab/><text:tab/><text:tab/><text:tab/><text:tab/>Patrick Schwar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5T17:14:53.35</meta:creation-date>
    <meta:generator>LibreOffice/3.4$Win32 LibreOffice_project/340m1$Build-302</meta:generator>
    <dc:date>2012-04-05T20:01:33.47</dc:date>
    <meta:editing-duration>PT2H46M32S</meta:editing-duration>
    <meta:editing-cycles>15</meta:editing-cycles>
    <meta:document-statistic meta:table-count="0" meta:image-count="0" meta:object-count="0" meta:page-count="2" meta:paragraph-count="11" meta:word-count="552" meta:character-count="4557" meta:non-whitespace-character-count="3990"/>
  </office:meta>
</office:document-meta>
</file>